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3.05cm" fo:min-width="2.5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3.2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4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0.844cm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1.024cm" fo:min-width="0.844cm"/>
      <style:paragraph-properties style:writing-mode="lr-tb"/>
    </style:style>
    <style:style style:name="gr6" style:family="graphic" style:parent-style-name="objectwithoutfill">
      <style:graphic-properties draw:marker-end="Triangle_20_unfilled" draw:marker-end-width="0.3cm" draw:fill="solid" draw:textarea-vertical-align="middle"/>
    </style:style>
    <style:style style:name="gr7" style:family="graphic" style:parent-style-name="standard">
      <style:graphic-properties draw:fill-color="#ff972f" draw:textarea-horizontal-align="justify" draw:textarea-vertical-align="middle" draw:auto-grow-height="false" fo:min-height="0cm" fo:min-width="0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28cm" svg:stroke-color="#ff860d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35cm" svg:stroke-color="#f10d0c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3" style:family="graphic" style:parent-style-name="standard">
      <style:graphic-properties svg:stroke-width="0.053cm" svg:stroke-color="#00a933" draw:marker-start="" draw:marker-start-width="0.379cm" draw:marker-end="Short_20_line_20_Arrow" draw:marker-end-width="0.379cm" draw:textarea-vertical-align="middle" fo:padding-top="0.151cm" fo:padding-bottom="0.151cm" fo:padding-left="0.276cm" fo:padding-right="0.276cm"/>
    </style:style>
    <style:style style:name="P1" style:family="paragraph">
      <loext:graphic-properties draw:fill-color="#b4c7dc"/>
      <style:paragraph-properties fo:text-align="center"/>
      <style:text-properties fo:font-size="10.5pt" style:font-size-asian="10.5pt" style:font-size-complex="10.5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-color="#ec9ba4"/>
      <style:paragraph-properties fo:text-align="center"/>
      <style:text-properties fo:font-size="10.5pt" style:font-size-asian="10.5pt" style:font-size-complex="10.5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972f"/>
      <style:paragraph-properties fo:text-align="center"/>
      <style:text-properties fo:background-color="#ffbf00"/>
    </style:style>
    <style:style style:name="P10" style:family="paragraph">
      <style:text-properties fo:color="#f10d0c" fo:font-size="8pt" style:font-size-asian="8pt" style:font-size-complex="8pt"/>
    </style:style>
    <style:style style:name="P11" style:family="paragraph">
      <loext:graphic-properties draw:fill="none" draw:fill-color="#ffffff"/>
      <style:text-properties fo:color="#f10d0c" fo:font-size="8pt" style:font-size-asian="8pt" style:font-size-complex="8pt"/>
    </style:style>
    <style:style style:name="P12" style:family="paragraph">
      <style:text-properties fo:color="#00a933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00a933"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a9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cm" svg:height="3.3cm" svg:x="5cm" svg:y="2.8cm"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cm" svg:height="3.539cm" svg:x="4.8cm" svg:y="4.2cm">
          <draw:text-box>
            <text:p text:style-name="P2"><text:span text:style-name="T1">C1</text:span></text:p>
            <text:p text:style-name="P2"><text:span text:style-name="T1">C2</text:span></text:p>
            <text:p text:style-name="P2"><text:span text:style-name="T1">VCC</text:span></text:p>
            <text:p text:style-name="P2"><text:span text:style-name="T1">GND</text:span></text:p>
          </draw:text-box>
        </draw:frame>
        <draw:frame draw:style-name="gr3" draw:text-style-name="P5" draw:layer="layout" svg:width="1.3cm" svg:height="1.295cm" svg:x="7.2cm" svg:y="4.205cm">
          <draw:text-box>
            <text:p text:style-name="P4"><text:span text:style-name="T2">C1</text:span></text:p>
            <text:p text:style-name="P4"><text:span text:style-name="T2">C2</text:span></text:p>
          </draw:text-box>
        </draw:frame>
        <draw:custom-shape draw:style-name="gr4" draw:text-style-name="P6" draw:layer="layout" svg:width="1.9cm" svg:height="1.8cm" svg:x="2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9cm" svg:height="1.8cm" svg:x="2.3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9cm" svg:height="1.8cm" svg:x="2.3cm" svg:y="3.9cm">
          <text:p text:style-name="P6"><text:span text:style-name="T1">Coder A</text:span></text:p>
          <text:p text:style-name="P6"><text:span text:style-name="T1"><text:s text:c="11"/></text:span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4.2cm" svg:y1="4.6cm" svg:x2="5cm" svg:y2="4.6cm">
          <text:p/>
        </draw:line>
        <draw:line draw:style-name="gr6" draw:text-style-name="P8" draw:layer="layout" svg:x1="4.2cm" svg:y1="5cm" svg:x2="5cm" svg:y2="5cm">
          <text:p/>
        </draw:line>
        <draw:custom-shape draw:style-name="gr7" draw:text-style-name="P9" draw:layer="layout" svg:width="0.702cm" svg:height="0.707cm" draw:transform="skewX (-0.00645771823237909) rotate (2.35619449019234) translate (6.304cm 5.3cm)">
          <text:p text:style-name="P6"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onnector draw:style-name="gr8" draw:text-style-name="P8" draw:layer="layout" svg:x1="8cm" svg:y1="4.45cm" svg:x2="8cm" svg:y2="4.45cm" draw:start-shape="id1" draw:end-shape="id1" svg:d="M8000 4450z" svg:viewBox="0 0 1 1">
          <text:p/>
        </draw:connector>
        <draw:line draw:style-name="gr9" draw:text-style-name="P8" draw:layer="layout" svg:x1="5.6cm" svg:y1="4.6cm" svg:x2="6.3cm" svg:y2="4.6cm">
          <text:p/>
        </draw:line>
        <draw:line draw:style-name="gr9" draw:text-style-name="P8" draw:layer="layout" svg:x1="5.593cm" svg:y1="5cm" svg:x2="6.293cm" svg:y2="5cm">
          <text:p/>
        </draw:line>
        <draw:line draw:style-name="gr9" draw:text-style-name="P8" draw:layer="layout" svg:x1="6.6cm" svg:y1="4.6cm" svg:x2="7.3cm" svg:y2="4.6cm">
          <text:p/>
        </draw:line>
        <draw:line draw:style-name="gr9" draw:text-style-name="P8" draw:layer="layout" svg:x1="6.6cm" svg:y1="5cm" svg:x2="7.3cm" svg:y2="5cm">
          <text:p/>
        </draw:line>
        <draw:line draw:style-name="gr10" draw:text-style-name="P8" draw:layer="layout" svg:x1="5.7cm" svg:y1="3.5cm" svg:x2="6.2cm" svg:y2="3.5cm">
          <text:p/>
        </draw:line>
        <draw:line draw:style-name="gr10" draw:text-style-name="P8" draw:layer="layout" svg:x1="5.7cm" svg:y1="3.5cm" svg:x2="6.2cm" svg:y2="3.5cm">
          <text:p/>
        </draw:line>
        <draw:line draw:style-name="gr10" draw:text-style-name="P8" draw:layer="layout" svg:x1="6.7cm" svg:y1="3.5cm" svg:x2="7.2cm" svg:y2="3.5cm">
          <text:p/>
        </draw:line>
        <draw:frame draw:style-name="gr11" draw:text-style-name="P11" draw:layer="layout" svg:width="2cm" svg:height="0.9cm" svg:x="5.6cm" svg:y="3cm">
          <draw:text-box>
            <text:p text:style-name="P10"><text:span text:style-name="T3">3,3V / 5V</text:span></text:p>
          </draw:text-box>
        </draw:frame>
        <draw:frame draw:style-name="gr12" draw:text-style-name="P13" draw:layer="layout" svg:width="3.1cm" svg:height="1.3cm" svg:x="8.5cm" svg:y="4.2cm">
          <draw:text-box>
            <text:p text:style-name="P12"><text:span text:style-name="T4">Signal A 12V</text:span></text:p>
            <text:p text:style-name="P12"><text:span text:style-name="T4">Signal B 12V</text:span></text:p>
          </draw:text-box>
        </draw:frame>
        <draw:line draw:style-name="gr13" draw:text-style-name="P6" draw:layer="layout" svg:x1="8cm" svg:y1="4.6cm" svg:x2="8.7cm" svg:y2="4.6cm">
          <text:p/>
        </draw:line>
        <draw:line draw:style-name="gr13" draw:text-style-name="P6" draw:layer="layout" svg:x1="8cm" svg:y1="5cm" svg:x2="8.7cm" svg:y2="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6T21:13:56.574000000</meta:creation-date>
    <dc:date>2020-05-26T22:15:00.869000000</dc:date>
    <meta:editing-duration>PT12S</meta:editing-duration>
    <meta:editing-cycles>1</meta:editing-cycles>
    <meta:document-statistic meta:object-count="21"/>
    <meta:generator>LibreOffice/6.4.2.2$Windows_X86_64 LibreOffice_project/4e471d8c02c9c90f512f7f9ead8875b57fcb1ec3</meta:generator>
  </office:meta>
</office:document-meta>
</file>